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3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358in" svg:height="2.4016in" svg:x="10.3457in" svg:y="0.8217in">
            <draw:object draw:notify-on-update-of-ranges="Sheet1.A3:Sheet1.A7 Sheet1.C8:Sheet1.C8 Sheet1.C3:Sheet1.C7 Sheet1.A11:Sheet1.A15 Sheet1.E16:Sheet1.E16 Sheet1.E11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152in" svg:height="2.3354in" svg:x="5.5504in" svg:y="3.6705in">
            <draw:object draw:notify-on-update-of-ranges="Sheet1.A21:Sheet1.A25 Sheet1.B21:Sheet1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4028in" svg:height="2.5094in" svg:x="11.2031in" svg:y="3.8445in">
            <draw:object draw:notify-on-update-of-ranges="Sheet1.A29:Sheet1.A33 Sheet1.B28:Sheet1.B28 Sheet1.B29:Sheet1.B33 Sheet1.A29:Sheet1.A33 Sheet1.C28:Sheet1.C28 Sheet1.C29:Sheet1.C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Sweep run times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hours</text:p>
          </table:table-cell>
          <table:table-cell table:style-name="ce1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169.7" calcext:value-type="float">
            <text:p>78169.7</text:p>
          </table:table-cell>
          <table:table-cell table:formula="of:=[.B3]/3600" office:value-type="float" office:value="21.7138055555556" calcext:value-type="float">
            <text:p>21.7</text:p>
          </table:table-cell>
          <table:table-cell table:style-name="ce1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684.6" calcext:value-type="float">
            <text:p>51684.6</text:p>
          </table:table-cell>
          <table:table-cell table:formula="of:=[.B4]/3600" office:value-type="float" office:value="14.3568333333333" calcext:value-type="float">
            <text:p>14.4</text:p>
          </table:table-cell>
          <table:table-cell table:style-name="ce1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577.7" calcext:value-type="float">
            <text:p>43577.7</text:p>
          </table:table-cell>
          <table:table-cell table:formula="of:=[.B5]/3600" office:value-type="float" office:value="12.1049166666667" calcext:value-type="float">
            <text:p>12.1</text:p>
          </table:table-cell>
          <table:table-cell table:style-name="ce1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309.1" calcext:value-type="float">
            <text:p>63309.1</text:p>
          </table:table-cell>
          <table:table-cell table:formula="of:=[.B6]/3600" office:value-type="float" office:value="17.5858611111111" calcext:value-type="float">
            <text:p>17.6</text:p>
          </table:table-cell>
          <table:table-cell table:style-name="ce1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8607.6+2*550" office:value-type="float" office:value="49707.6" calcext:value-type="float">
            <text:p>49707.6</text:p>
          </table:table-cell>
          <table:table-cell table:formula="of:=[.B7]/3600" office:value-type="float" office:value="13.8076666666667" calcext:value-type="float">
            <text:p>13.8</text:p>
          </table:table-cell>
          <table:table-cell table:style-name="ce2" office:value-type="string" calcext:value-type="string">
            <text:p>adjusted upwards with 2*550 s for an extra 2 frequency points since the run starts at 0.6 GHz instead of 0.5 GHz.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un Time</text:p>
          </table:table-cell>
          <table:table-cell table:style-name="ce1" table:number-columns-repeated="4"/>
        </table:table-row>
        <table:table-row table:style-name="ro2">
          <table:table-cell/>
          <table:table-cell office:value-type="string" calcext:value-type="string">
            <text:p>Sweep run times</text:p>
          </table:table-cell>
          <table:table-cell office:value-type="string" calcext:value-type="string">
            <text:p>Excess 1<text:span text:style-name="T1">st</text:span> Port Solve Time</text:p>
          </table:table-cell>
          <table:table-cell table:number-columns-repeated="2" table:style-name="ce1" office:value-type="string" calcext:value-type="string">
            <text:p>Difference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 table:number-columns-repeated="2" office:value-type="string" calcext:value-type="string">
            <text:p>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ours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78169.7" calcext:value-type="float">
            <text:p>78169.7</text:p>
          </table:table-cell>
          <table:table-cell office:value-type="float" office:value="1.1" calcext:value-type="float">
            <text:p>1.1</text:p>
          </table:table-cell>
          <table:table-cell table:style-name="ce1" table:formula="of:=[.B11]-[.C11]" office:value-type="float" office:value="78168.6" calcext:value-type="float">
            <text:p>78168.6</text:p>
          </table:table-cell>
          <table:table-cell table:style-name="ce1" table:formula="of:=[.D11]/3600" office:value-type="float" office:value="21.7135" calcext:value-type="float">
            <text:p>21.7135</text:p>
          </table:table-cell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1684.6" calcext:value-type="float">
            <text:p>51684.6</text:p>
          </table:table-cell>
          <table:table-cell office:value-type="float" office:value="5.7" calcext:value-type="float">
            <text:p>5.7</text:p>
          </table:table-cell>
          <table:table-cell table:style-name="ce1" table:formula="of:=[.B12]-[.C12]" office:value-type="float" office:value="51678.9" calcext:value-type="float">
            <text:p>51678.9</text:p>
          </table:table-cell>
          <table:table-cell table:style-name="ce1" table:formula="of:=[.D12]/3600" office:value-type="float" office:value="14.35525" calcext:value-type="float">
            <text:p>14.35525</text:p>
          </table:table-cell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43577.7" calcext:value-type="float">
            <text:p>43577.7</text:p>
          </table:table-cell>
          <table:table-cell office:value-type="float" office:value="200" calcext:value-type="float">
            <text:p>200.0</text:p>
          </table:table-cell>
          <table:table-cell table:style-name="ce1" table:formula="of:=[.B13]-[.C13]" office:value-type="float" office:value="43377.7" calcext:value-type="float">
            <text:p>43377.7</text:p>
          </table:table-cell>
          <table:table-cell table:style-name="ce1" table:formula="of:=[.D13]/3600" office:value-type="float" office:value="12.0493611111111" calcext:value-type="float">
            <text:p>12.0493611111111</text:p>
          </table:table-cell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63309.1" calcext:value-type="float">
            <text:p>63309.1</text:p>
          </table:table-cell>
          <table:table-cell office:value-type="float" office:value="1665" calcext:value-type="float">
            <text:p>1665.0</text:p>
          </table:table-cell>
          <table:table-cell table:style-name="ce1" table:formula="of:=[.B14]-[.C14]" office:value-type="float" office:value="61644.1" calcext:value-type="float">
            <text:p>61644.1</text:p>
          </table:table-cell>
          <table:table-cell table:style-name="ce1" table:formula="of:=[.D14]/3600" office:value-type="float" office:value="17.1233611111111" calcext:value-type="float">
            <text:p>17.1233611111111</text:p>
          </table:table-cell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" office:value-type="float" office:value="49707.6" calcext:value-type="float">
            <text:p>49707.6</text:p>
          </table:table-cell>
          <table:table-cell office:value-type="float" office:value="8326" calcext:value-type="float">
            <text:p>8326.0</text:p>
          </table:table-cell>
          <table:table-cell table:style-name="ce1" table:formula="of:=[.B15]-[.C15]" office:value-type="float" office:value="41381.6" calcext:value-type="float">
            <text:p>41381.6</text:p>
          </table:table-cell>
          <table:table-cell table:style-name="ce1" table:formula="of:=[.D15]/3600" office:value-type="float" office:value="11.4948888888889" calcext:value-type="float">
            <text:p>11.4948888888889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Without Excess 2D Time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Iter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Mesh Elements</text:p>
          </table:table-cell>
          <table:table-cell table:style-name="ce1" office:value-type="string" calcext:value-type="string">
            <text:p>DO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9898" calcext:value-type="float">
            <text:p>2079898</text:p>
          </table:table-cell>
          <table:table-cell table:style-name="ce1" office:value-type="float" office:value="2524342" calcext:value-type="float">
            <text:p>252434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221" calcext:value-type="float">
            <text:p>229221</text:p>
          </table:table-cell>
          <table:table-cell table:style-name="ce1" office:value-type="float" office:value="1510688" calcext:value-type="float">
            <text:p>1510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227" calcext:value-type="float">
            <text:p>55227</text:p>
          </table:table-cell>
          <table:table-cell table:style-name="ce1" office:value-type="float" office:value="1064706" calcext:value-type="float">
            <text:p>10647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222" calcext:value-type="float">
            <text:p>26222</text:p>
          </table:table-cell>
          <table:table-cell table:style-name="ce1" office:value-type="float" office:value="1112276" calcext:value-type="float">
            <text:p>11122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45" calcext:value-type="float">
            <text:p>8745</text:p>
          </table:table-cell>
          <table:table-cell table:style-name="ce1" office:value-type="float" office:value="703755" calcext:value-type="float">
            <text:p>70375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 number:title="User-defined">
      <number:number number:decimal-places="1" loext:min-decimal-places="1" number:min-integer-digits="1"/>
    </number:number-style>
    <number:number-style style:name="N13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6" number:title="User-defined">
      <number:scientific-number number:decimal-places="0" loext:min-decimal-places="0" number:min-integer-digits="0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1:31:56.407055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7T11:04:37.330809034</meta:creation-date>
    <dc:date>2025-01-27T16:00:48.195599219</dc:date>
    <meta:editing-duration>PT4H18M9S</meta:editing-duration>
    <meta:editing-cycles>16</meta:editing-cycles>
    <meta:generator>LibreOffice/6.4.7.2$Linux_X86_64 LibreOffice_project/40$Build-2</meta:generator>
    <meta:document-statistic meta:table-count="1" meta:cell-count="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diamond" chart:symbol-width="0.25cm" chart:symbol-height="0.25cm" chart:link-data-style-to-source="true"/>
      <style:graphic-properties draw:stroke="dash" draw:stroke-dash="Long_20_Dash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6cm" svg:height="6.101cm" xlink:href=".." xlink:type="simple" chart:class="chart:scatter" chart:style-name="ch1">
        <chart:legend chart:legend-position="end" svg:x="2.021cm" svg:y="2.863cm" style:legend-expansion="custom" chartooo:width="6.495cm" chartooo:height="1.724cm" style:legend-expansion-aspect-ratio="3.76740139211137" chart:style-name="ch2"/>
        <chart:plot-area chart:style-name="ch3" table:cell-range-address="Sheet1.A3:Sheet1.A7 Sheet1.C3:Sheet1.C8 Sheet1.E11:Sheet1.E16" chart:data-source-has-labels="row" svg:x="1.348cm" svg:y="0.122cm" svg:width="9.191cm" svg:height="4.876cm">
          <chartooo:coordinate-region svg:x="1.969cm" svg:y="0.321cm" svg:width="8.476cm" svg:height="4.03cm"/>
          <chart:axis chart:dimension="x" chart:name="primary-x" chart:style-name="ch4">
            <chart:title svg:x="4.404cm" svg:y="5.12cm" chart:style-name="ch5">
              <text:p>Finite Element Order</text:p>
            </chart:title>
            <chart:grid chart:style-name="ch6" chart:class="major"/>
          </chart:axis>
          <chart:axis chart:dimension="y" chart:name="primary-y" chart:style-name="ch7">
            <chart:title svg:x="0.451cm" svg:y="4.006cm" chart:style-name="ch8">
              <text:p>Sweep Time, hours</text:p>
            </chart:title>
            <chart:grid chart:style-name="ch6" chart:class="major"/>
          </chart:axis>
          <chart:series chart:style-name="ch9" chart:values-cell-range-address="Sheet1.C3:Sheet1.C7" chart:label-cell-address="Sheet1.C8:Sheet1.C8" chart:class="chart:scatter">
            <chart:domain table:cell-range-address="Sheet1.A3:Sheet1.A7"/>
            <chart:data-point chart:repeated="5"/>
          </chart:series>
          <chart:series chart:style-name="ch10" chart:values-cell-range-address="Sheet1.E11:Sheet1.E15" chart:label-cell-address="Sheet1.E16:Sheet1.E16" chart:class="chart:scatter">
            <chart:domain table:cell-range-address="Sheet1.A11:Sheet1.A1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un Time</text:p>
                <draw:g>
                  <svg:desc>Sheet1.C8:Sheet1.C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Without Excess 2D Time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21.7138055555556">
                <text:p>21.7138055555556</text:p>
                <draw:g>
                  <svg:desc>Sheet1.C3:Sheet1.C7</svg:desc>
                </draw:g>
              </table:table-cell>
              <table:table-cell office:value-type="float" office:value="1">
                <text:p>1</text:p>
                <draw:g>
                  <svg:desc>Sheet1.A11:Sheet1.A15</svg:desc>
                </draw:g>
              </table:table-cell>
              <table:table-cell office:value-type="float" office:value="21.7135">
                <text:p>21.7135</text:p>
                <draw:g>
                  <svg:desc>Sheet1.E11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3568333333333">
                <text:p>14.3568333333333</text:p>
              </table:table-cell>
              <table:table-cell office:value-type="float" office:value="2">
                <text:p>2</text:p>
              </table:table-cell>
              <table:table-cell office:value-type="float" office:value="14.35525">
                <text:p>14.35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.1049166666667">
                <text:p>12.1049166666667</text:p>
              </table:table-cell>
              <table:table-cell office:value-type="float" office:value="3">
                <text:p>3</text:p>
              </table:table-cell>
              <table:table-cell office:value-type="float" office:value="12.0493611111111">
                <text:p>12.04936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5858611111111">
                <text:p>17.5858611111111</text:p>
              </table:table-cell>
              <table:table-cell office:value-type="float" office:value="4">
                <text:p>4</text:p>
              </table:table-cell>
              <table:table-cell office:value-type="float" office:value="17.1233611111111">
                <text:p>17.12336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8076666666667">
                <text:p>13.8076666666667</text:p>
              </table:table-cell>
              <table:table-cell office:value-type="float" office:value="5">
                <text:p>5</text:p>
              </table:table-cell>
              <table:table-cell office:value-type="float" office:value="11.4948888888889">
                <text:p>11.494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4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7cm" svg:height="5.933cm" xlink:href=".." xlink:type="simple" chart:class="chart:scatter" chart:style-name="ch1">
        <chart:plot-area chart:style-name="ch2" table:cell-range-address="Sheet1.A21:Sheet1.B25" svg:x="1.221cm" svg:y="0.118cm" svg:width="9.116cm" svg:height="4.716cm">
          <chartooo:coordinate-region svg:x="1.842cm" svg:y="0.317cm" svg:width="8.401cm" svg:height="3.87cm"/>
          <chart:axis chart:dimension="x" chart:name="primary-x" chart:style-name="ch3">
            <chart:title svg:x="4.24cm" svg:y="4.952cm" chart:style-name="ch4">
              <text:p>Finite Element Order</text:p>
            </chart:title>
            <chart:grid chart:style-name="ch5" chart:class="major"/>
          </chart:axis>
          <chart:axis chart:dimension="y" chart:name="primary-y" chart:style-name="ch6">
            <chart:title svg:x="0.451cm" svg:y="3.195cm" chart:style-name="ch7">
              <text:p>Iterations</text:p>
            </chart:title>
            <chart:grid chart:style-name="ch5" chart:class="major"/>
          </chart:axis>
          <chart:series chart:style-name="ch8" chart:values-cell-range-address="Sheet1.B21:Sheet1.B25" chart:class="chart:scatter">
            <chart:domain table:cell-range-address="Sheet1.A21:Sheet1.A2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1:Sheet1.A25</svg:desc>
                </draw:g>
              </table:table-cell>
              <table:table-cell office:value-type="float" office:value="25">
                <text:p>25</text:p>
                <draw:g>
                  <svg:desc>Sheet1.B21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4" number:title="User-defined">
      <number:number number:decimal-places="1" loext:min-decimal-places="1" number:min-integer-digits="1"/>
    </number:number-style>
    <number:number-style style:name="N135" number:title="User-defined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6" number:title="User-defined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6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35">
      <style:chart-properties chart:display-label="true" chart:logarithmic="false" chart:minimum="500000" chart:maximum="3500000" chart:interval-major="100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Long_20_Dash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04cm" svg:height="6.375cm" xlink:href=".." xlink:type="simple" chart:class="chart:scatter" chart:style-name="ch1">
        <chart:legend chart:legend-position="end" svg:x="6.597cm" svg:y="0.484cm" style:legend-expansion="custom" chartooo:width="5.256cm" chartooo:height="1.096cm" style:legend-expansion-aspect-ratio="4.7956204379562" chart:style-name="ch2"/>
        <chart:plot-area chart:style-name="ch3" table:cell-range-address="Sheet1.A29:Sheet1.C33 Sheet1.B28:Sheet1.C28" chart:data-source-has-labels="row" svg:x="1.757cm" svg:y="0.127cm" svg:width="11.182cm" svg:height="5.14cm">
          <chartooo:coordinate-region svg:x="3.013cm" svg:y="0.326cm" svg:width="8.378cm" svg:height="4.294cm"/>
          <chart:axis chart:dimension="x" chart:name="primary-x" chart:style-name="ch4">
            <chart:title svg:x="5.809cm" svg:y="5.394cm" chart:style-name="ch5">
              <text:p>Finite Element Order</text:p>
            </chart:title>
            <chart:grid chart:style-name="ch6" chart:class="major"/>
          </chart:axis>
          <chart:axis chart:dimension="y" chart:name="primary-y" chart:style-name="ch7">
            <chart:title svg:x="1.107cm" svg:y="4.245cm" chart:style-name="ch8">
              <text:p>Mesh Element Count
</text:p>
            </chart:title>
            <chart:grid chart:style-name="ch6" chart:class="major"/>
          </chart:axis>
          <chart:axis chart:dimension="y" chart:name="secondary-y" chart:style-name="ch9">
            <chart:title svg:x="13.017cm" svg:y="3.559cm" chart:style-name="ch8">
              <text:p>DOF Count</text:p>
            </chart:title>
          </chart:axis>
          <chart:series chart:attached-axis="primary-y" chart:style-name="ch10" chart:values-cell-range-address="Sheet1.B29:Sheet1.B33" chart:label-cell-address="Sheet1.B28:Sheet1.B28" chart:class="chart:scatter">
            <chart:domain table:cell-range-address="Sheet1.A29:Sheet1.A33"/>
            <chart:data-point chart:repeated="5"/>
          </chart:series>
          <chart:series chart:attached-axis="secondary-y" chart:style-name="ch11" chart:values-cell-range-address="Sheet1.C29:Sheet1.C33" chart:label-cell-address="Sheet1.C28:Sheet1.C28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sh Elements</text:p>
                <draw:g>
                  <svg:desc>Sheet1.B28:Sheet1.B28</svg:desc>
                </draw:g>
              </table:table-cell>
              <table:table-cell office:value-type="string">
                <text:p>DOF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9:Sheet1.A33</svg:desc>
                </draw:g>
              </table:table-cell>
              <table:table-cell office:value-type="float" office:value="2079898">
                <text:p>2079898</text:p>
                <draw:g>
                  <svg:desc>Sheet1.B29:Sheet1.B33</svg:desc>
                </draw:g>
              </table:table-cell>
              <table:table-cell office:value-type="float" office:value="2524342">
                <text:p>2524342</text:p>
                <draw:g>
                  <svg:desc>Sheet1.C29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9221">
                <text:p>229221</text:p>
              </table:table-cell>
              <table:table-cell office:value-type="float" office:value="1510688">
                <text:p>1510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5227">
                <text:p>55227</text:p>
              </table:table-cell>
              <table:table-cell office:value-type="float" office:value="1064706">
                <text:p>1064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222">
                <text:p>26222</text:p>
              </table:table-cell>
              <table:table-cell office:value-type="float" office:value="1112276">
                <text:p>1112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745">
                <text:p>8745</text:p>
              </table:table-cell>
              <table:table-cell office:value-type="float" office:value="703755">
                <text:p>703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